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16pt" fo:language="de" fo:country="CH" style:font-size-asian="16pt" style:font-size-complex="16pt"/>
    </style:style>
    <style:style style:name="P2" style:family="paragraph" style:parent-style-name="Text_20_body">
      <style:text-properties fo:language="de" fo:country="CH"/>
    </style:style>
    <style:style style:name="P3" style:family="paragraph" style:parent-style-name="Text_20_body">
      <style:text-properties fo:language="de" fo:country="CH"/>
    </style:style>
    <style:style style:name="P4" style:family="paragraph" style:parent-style-name="Heading_20_1">
      <style:paragraph-properties fo:text-align="center" style:justify-single-word="false"/>
      <style:text-properties fo:font-size="32pt" fo:language="de" fo:country="CH" style:font-size-asian="32pt" style:font-size-complex="32pt"/>
    </style:style>
    <style:style style:name="P5" style:family="paragraph" style:parent-style-name="Heading_20_1">
      <style:text-properties fo:language="de" fo:country="CH"/>
    </style:style>
    <style:style style:name="P6" style:family="paragraph" style:parent-style-name="Heading_20_1" style:master-page-name="Standard">
      <style:paragraph-properties fo:text-align="center" style:justify-single-word="false" style:page-number="auto"/>
      <style:text-properties fo:font-size="20pt" fo:language="de" fo:country="CH" style:font-size-asian="20pt" style:font-size-complex="20pt"/>
    </style:style>
    <style:style style:name="T1" style:family="text">
      <style:text-properties fo:language="de" fo:country="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bschlussarbeit Konzept</text:h>
      <text:h text:style-name="P4" text:outline-level="1">Risiko</text:h>
      <text:p text:style-name="P1">KSO EF Informatik</text:p>
      <text:p text:style-name="P1">Benjamin Schmid</text:p>
      <text:p text:style-name="P1">29.1.2014</text:p>
      <text:h text:style-name="P5" text:outline-level="1">Einleitung</text:h>
      <text:p text:style-name="P2">Im Rahmen eines Abschlussprojektes im Ergänzungsfach Informatik soll ein Brettspiel in einem Computerprogramm umgesetzt werden. In diesem Konzept möchte ich meine Idee und die geplante Umsetzung erläutern.</text:p>
      <text:h text:style-name="P5" text:outline-level="1">Idee</text:h>
      <text:p text:style-name="P2">Ich möchte mich in meinem Projekt mit dem Spiel „Risiko“ befassen. Ich habe dieses Spiel gewählt, da ich es sehr spannend finde und strategisches Vorgehen erlaubt. Weiter hat es relativ einfach umsetzbare Regeln.</text:p>
      <text:p text:style-name="P2">Das Programm soll das Spiel visuell darstellen und das Spielen mehrere Menschen gegeneinander ermöglichen. Im Hauptmenu kann dann die Anzahl Personen, deren Namen sowie die zu verwendende Karte ausgewählt werden. Es soll mindestens die Karte des ursprünglichen Spiels umgesetzt werden. Weiter soll das Programm die Möglichkeit bieten, eine künstliche Intelligenz einzubinden, die für einen Spieler spielt. Das Programmieren einer solchen KI jedoch wäre wahrscheinlich zu zeitaufwändig. Erlaubt es die Zeit, soll das Speichern und Laden eines Spielstandes möglich sein. Die Zielgruppe des Programms sind die Schüler des Ergänzungsfach und der repräsentative Spieler bin ich.</text:p>
      <text:p text:style-name="P2">Die Umsetzung dieses Projektes sollte für mich möglich sein, da die Regeln des Spiels relativ einfac sind und es – jedoch ohne KI – innert nützlicher Zeit umsetzbar ist. Weiter habe ich verschiedene Technologien, die benötigt werden, bereits ausprobiert. Dazu gehören: Zeichnen von Primitiven in einem Fenster, Grafiken laden und anzeigen, Maus- und Tastatureingaben verarbeiten, sowie Dateien lesen und schreiben.</text:p>
      <text:h text:style-name="P5" text:outline-level="1">Umsetzung</text:h>
      <text:p text:style-name="P2">Das Programm wird in JAVA mithilfe von Eclipse als IDE umgesetzt. Die Umsetzung wird sich in mehrere Phasen unterteilen. Zuerst wird das Programm und dessen Struktur geplant, was im Folgenden stattfindet. Anschliessend wird der Code geschrieben und vorzu getestet. Abschliessend findet ein grösserer Test statt, um weitere Fehler zu finden und auszubessern.</text:p>
      <text:p text:style-name="Text_20_body"><text:span text:style-name="T1">Das Programm besteht aus zwei Hauptklassen: einer Kern-Klasse und einer Interface-Klasse. Die Kern-Klasse ist für die Simulation der Spielmechanik zuständig und besitzt öffentliche Methoden, um diese Simulation zu steuern, also z.B. ein Zug eines Spieler. Die Interface-Klasse ist für die Kommunikation zwischen der Kern-Klasse und dem Benutzer. Sie stellt die aktuelle Spielsituation graphisch dar und verarbeitet die Benutzereingaben und leitet diese der Kern-Klasse weiter. Mit dieser Trennung ist es möglich, eine weitere Klasse einzusetzen, die ebenfalls den Kern steuert, jedoch die auszuführenden Züge nicht von einem Benutzer vor dem PC bekommt, sondern z.B. </text:span><text:soft-page-break/><text:span text:style-name="T1">über das Netzwerk oder von einer KI diese Infos bekommt. Für die Schnittstelle zu einer KI ist eine ebensolche Klasse zuständig, die ein externes Programm – die KI – aufruft und mit diesem über Standard In- und Output kommuniziert. Die Klasse gibt der KI die jeweils aktuelle Spielsituation bekannt und erhält den durchzuführenden Zug, den sie dann dem Kern weiterleitet. Somit ist es möglich, die KI in einer beliebigen Sprache zu programmieren.</text:span></text:p>
      <text:p text:style-name="P2">Die graphische Darstellung des Spiels wird mithilfe von Swing erfolgen. Hierbei wird ein JPanel verwendet, bei dem die paintComponent() Methode überschrieben wird. Mit dem zum Zeichnen verwendeten Graphics2D kann man sowohl Primitive (z.B. Kreise, Rechtecke) wie auch geladene Grafiken zeichnen. Dies reicht geschwindigkeitsmässig vollkommen aus, da das Spiel rundenbasiert ist und nicht oft neu gezeichnet werden muss. Für manche Teile der Oberfläche können auch Swing-Elemente wie z.B. JButtons verwendet werden, die das Verarbeiten der Events vereinfachen, jedoch weniger Gestaltungsmöglichkeiten bieten.</text:p>
      <text:p text:style-name="Text_20_body"><text:span text:style-name="T1">Die Daten für die Karten werden jeweils in einer Datei gespeichert. Für eine Karte müssen die verschiedenen Regionen, deren Verbindungen, die Kontinente sowie eine Hintergrundgrafik gespeichert werden. Die Regionen und die Verbindungen können als Graph gespeichert werden und entsprechend in der üblichen Weise</text:span><text:span text:style-name="T1"><text:note text:id="ftn1" text:note-class="footnote"><text:note-citation>1</text:note-citation><text:note-body><text:p text:style-name="Footnote">Zuerst die Anzahl Knoten m und die Anzahl Kanten n, anschliessend alle Kanten in der Form i j, wobei eine Verbindung zwischen dem Knoten i und dem Knoten j besteht.</text:p></text:note-body></text:note></text:span><text:span text:style-name="T1"> notiert werden. Zusätzlich muss jedem Knoten eine Position zugeordnet werden und Knotengruppen als Kontinente definiert werden. Alle diese Infos können in Klartext ohne Verwendung eines Formates wie XML in einer Datei gespeich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5:15:36.06</meta:creation-date>
    <dc:date>2014-02-12T14:57:29.70</dc:date>
    <meta:editing-duration>PT3H39M11S</meta:editing-duration>
    <meta:editing-cycles>58</meta:editing-cycles>
    <meta:generator>OpenOffice.org/3.4.1$Win32 OpenOffice.org_project/341m1$Build-9593</meta:generator>
    <meta:document-statistic meta:table-count="0" meta:image-count="0" meta:object-count="0" meta:page-count="2" meta:paragraph-count="17" meta:word-count="630" meta:character-count="4387"/>
  </office:meta>
</office:document-meta>
</file>